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3549in"/>
    </style:style>
    <style:style style:name="Table1.C" style:family="table-column">
      <style:table-column-properties style:column-width="0.3542in"/>
    </style:style>
    <style:style style:name="Table1.E" style:family="table-column">
      <style:table-column-properties style:column-width="0.3535in"/>
    </style:style>
    <style:style style:name="Table1.M" style:family="table-column">
      <style:table-column-properties style:column-width="0.3569in"/>
    </style:style>
    <style:style style:name="Table1.1" style:family="table-row">
      <style:table-row-properties fo:keep-together="auto"/>
    </style:style>
    <style:style style:name="Table1.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3"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1"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12"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1pt" style:font-size-asian="11pt" style:font-size-complex="11pt"/>
    </style:style>
    <style:style style:name="P5" style:family="paragraph" style:parent-style-name="Table_20_Contents">
      <style:paragraph-properties fo:text-align="justify" style:justify-single-word="false"/>
      <style:text-properties style:font-name="Arial" fo:font-size="11pt" style:font-size-asian="11pt" style:font-size-complex="11pt"/>
    </style:style>
    <style:style style:name="P6" style:family="paragraph" style:parent-style-name="Table_20_Contents">
      <style:paragraph-properties fo:text-align="start" style:justify-single-word="false"/>
      <style:text-properties style:font-name="Arial" fo:font-size="11pt" style:font-size-asian="11pt" style:font-size-complex="11pt"/>
    </style:style>
    <style:style style:name="P7"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Heading_20_1" style:list-style-name="WWNum1">
      <style:paragraph-properties fo:text-align="justify" style:justify-single-word="false"/>
      <style:text-properties style:font-name="Arial" fo:font-size="11pt" style:font-size-asian="11pt" style:font-size-complex="11pt"/>
    </style:style>
    <style:style style:name="P9" style:family="paragraph" style:parent-style-name="Heading_20_1" style:list-style-name="WWNum1">
      <style:paragraph-properties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0" style:family="paragraph" style:parent-style-name="Heading_20_1"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1" style:family="paragraph" style:parent-style-name="Heading_20_2"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2" style:family="paragraph" style:parent-style-name="Title" style:master-page-name="Standard">
      <style:paragraph-properties fo:margin-top="0.1665in" fo:margin-bottom="0.0835in" loext:contextual-spacing="false" fo:text-align="justify" style:justify-single-word="false" style:page-number="auto"/>
      <style:text-properties style:font-name="Arial" fo:font-size="13pt" style:font-size-asian="13pt" style:font-size-complex="13pt"/>
    </style:style>
    <style:style style:name="P13" style:family="paragraph" style:parent-style-name="Standard" style:list-style-name="WWNum5">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list-style-name="WWNum2">
      <style:paragraph-properties fo:line-height="150%" fo:text-align="justify" style:justify-single-word="false"/>
    </style:style>
    <style:style style:name="P15" style:family="paragraph" style:parent-style-name="Standard" style:list-style-name="WWNum3">
      <style:paragraph-properties fo:line-height="150%" fo:text-align="start" style:justify-single-word="false"/>
    </style:style>
    <style:style style:name="P16" style:family="paragraph" style:parent-style-name="Standard" style:list-style-name="WWNum4">
      <style:paragraph-properties fo:line-height="150%" fo:text-align="start"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officeooo:rsid="001216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PUTAÇÃO PARALELA EM JAVASCRIPT</text:p>
      <text:p text:style-name="P2"/>
      <text:list xml:id="list4778705833159296400" text:style-name="WWNum1">
        <text:list-item>
          <text:h text:style-name="P8" text:outline-level="1">Introdução</text:h>
        </text:list-item>
      </text:list>
      <text:p text:style-name="P4">Esta pesquisa cientifica tem como ponto de partida a aplicação de conceitos e técnicas de computação paralela na engine de interpretação da linguagem de programação Javascript no web browser Mozilla Firefox.</text:p>
      <text:p text:style-name="P4"/>
      <text:p text:style-name="P4">Tal pesquisa visa identificar os pontos falhos e com lentidão na engine de interpretação de Javascript do web browser Mozilla Firefox. Com isso, avaliar quais técnicas e conceitos podem ser aplicados para obtermos melhor desempenho, velocidade na interpretação dos códigos e melhor aproveitamento dos recursos dos equipamentos nos quais o web browser é executado, sejam eles celulares, notebooks, tablets ou desktops.</text:p>
      <text:p text:style-name="P2"/>
      <text:list xml:id="list10833832954287" text:continue-numbering="true" text:style-name="WWNum1">
        <text:list-item>
          <text:h text:style-name="P9" text:outline-level="1">Justificativa</text:h>
        </text:list-item>
      </text:list>
      <text:list xml:id="list8803052509082264009" text:style-name="WWNum5">
        <text:list-item>
          <text:p text:style-name="P13">Aperfeiçoar a velocidade de interpretação das engines de Javascript</text:p>
        </text:list-item>
        <text:list-item>
          <text:p text:style-name="P13">Otimizar a utilização dos recursos disponíveis nas plataformas onde os browsers são executados atualmente</text:p>
        </text:list-item>
        <text:list-item>
          <text:p text:style-name="P13">Acrescente demanda por aplicações que rodam no browser (Web Apps)</text:p>
        </text:list-item>
      </text:list>
      <text:p text:style-name="P3"/>
      <text:p text:style-name="P4">A utilização de Javascript para tornar essas aplicações ricas, com usabilidade e acessibilidade é quase que <text:span text:style-name="T3">mandatório.</text:span></text:p>
      <text:p text:style-name="P4"/>
      <text:p text:style-name="P4">Tendo em vista a recente evolução e amadurecimento da linguagem Javascript (que antes era apenas interpretada pelo browser), o surgimento do framework NodeJS, a corrida dos browsers mais populares como Mozilla Firefox, Google Chrome, Apple Safari, entre outros, para oferecer aos usuários e principalmente aos desenvolvedores, engines de Javascript cada vez mais rápidas e eficientes, é fato que a aplicação de técnicas de computação paralela aos recursos das engines de interpretação de Javascript, podem contribuir para o melhor uso dos recursos computacionais por parte dos desenvolvedores, resultando em melhor desempenho das aplicações web e melhor experiência de uso para os usuários.</text:p>
      <text:p text:style-name="P4"/>
      <text:p text:style-name="P4">Lembrando também que temos atualmente um sistema operacional inteiramente criado utilizando ferramentas e linguagens voltadas para a Web como HTML5, CSS e Javascript, chamado Firefox OS.</text:p>
      <text:p text:style-name="P4"/>
      <text:p text:style-name="P3"><text:span text:style-name="T1">Nele temos o browser Mozilla Firefox como base para o sistema operacional, ou seja, parte desse sistema é mantido e executado graças a engine de interpretação de Javascript </text:span><text:soft-page-break/><text:span text:style-name="T1">"IonMonkey" e seu JIT (just in time compiler).</text:span></text:p>
      <text:p text:style-name="P3"/>
      <text:p text:style-name="P4">Optamos por utilizar os recursos da engine de interpretação de Javascript e JIT da Mozilla, pois sabemos que todos os códigos estão disponíveis para utilização e alteração (liberdade garantida pela licença de utilização de código da própria Mozilla, <text:span text:style-name="T3">chamada MPL</text:span>) e por sabermos que o projeto sempre esteve aberto a colaboração de voluntários que queiram melhorar a web como um todo.</text:p>
      <text:p text:style-name="P3"/>
      <text:list xml:id="list10834912286269" text:continue-list="list10833832954287" text:style-name="WWNum1">
        <text:list-item>
          <text:h text:style-name="P10" text:outline-level="1">Problema de Pesquisa</text:h>
        </text:list-item>
      </text:list>
      <text:p text:style-name="P4">Muitas aplicações feitas para web hoje, demandam de velocidade de processamento na interpretação da linguagem Javascript e poder de rápida renderização do código no lado cliente, ou seja, o browser.</text:p>
      <text:p text:style-name="P4"/>
      <text:p text:style-name="P4">Como temos uma gama de diferentes processadores (single core, dual core, quad core, etc) nos dispositivos, as implementações de código para interpretação e renderização de Javascript nas engines dos browser ainda não é muito bem explorado quanto a utilização de conceitos de computação paralela.</text:p>
      <text:p text:style-name="P3"/>
      <text:list xml:id="list10833609111943" text:continue-numbering="true" text:style-name="WWNum1">
        <text:list-item>
          <text:h text:style-name="P10" text:outline-level="1">Objetivo</text:h>
          <text:list>
            <text:list-item>
              <text:h text:style-name="P11" text:outline-level="2">Geral</text:h>
            </text:list-item>
          </text:list>
        </text:list-item>
      </text:list>
      <text:p text:style-name="P4">A pesquisa tem como objetivo implementar e utilizar conceitos de computação paralela na engine de interpretação e renderização de Javascript da Mozilla.</text:p>
      <text:list xml:id="list10833632667025" text:continue-numbering="true" text:style-name="WWNum1">
        <text:list-item>
          <text:list>
            <text:list-item>
              <text:h text:style-name="P11" text:outline-level="2">Especifico</text:h>
            </text:list-item>
          </text:list>
        </text:list-item>
      </text:list>
      <text:p text:style-name="P4">A utilização de conceitos de computação paralela, paralelismo, entre outros, será aplicada ao core de interpretação da engine de Javascript da Mozilla chamada "IonMonkey", bem como ao JIT (just in time compiler) que é parte da Javascript Engine.</text:p>
      <text:p text:style-name="P4"/>
      <text:p text:style-name="P4">Com a aplicação desses conceitos teremos ganho na performance da engine, pois utilizando melhor os recursos dos processadores, a interpretação e renderização desse código pelo JIT, será muito mais rápida e com utilização mais eficiente dos recursos da maquina.</text:p>
      <text:p text:style-name="P3"/>
      <text:list xml:id="list10834642074150" text:continue-numbering="true" text:style-name="WWNum1">
        <text:list-item>
          <text:h text:style-name="P10" text:outline-level="1">Método</text:h>
        </text:list-item>
      </text:list>
      <text:p text:style-name="P4">Mapearemos na engine de interpretação de javascript, as áreas que necessitam de aplicação de técnicas de computação paralela</text:p>
      <text:p text:style-name="P4"><text:soft-page-break/></text:p>
      <text:p text:style-name="P4">Tendo um mapeamento das áreas, a aplicação desses conceitos será feita da seguinte forma:</text:p>
      <text:p text:style-name="P4"><text:s/>- Compreensão do código atual</text:p>
      <text:p text:style-name="P4"><text:s/>- Compreensão do problema que o recurso causa</text:p>
      <text:p text:style-name="P4"><text:s/>- Estudo da melhor técnica a ser utilizada</text:p>
      <text:p text:style-name="P4"><text:s/>- Implementação da técnica escolhida</text:p>
      <text:p text:style-name="P4"><text:s/>- Testes de funcionalidade</text:p>
      <text:p text:style-name="P4"><text:s/><text:tab/>- Testes funcionais serão escritos utilizando a plataforma Javascript Node.js</text:p>
      <text:p text:style-name="P4"><text:s/>- Testes de performance</text:p>
      <text:p text:style-name="P4"><text:s/><text:tab/>- Teste de performance serão feitos utilizando os bundleds NPM (Node Package Manager) disponíveis para a plataforma de Javascript Node.js</text:p>
      <text:p text:style-name="P4"><text:s/>- Descrição da solução utilizada</text:p>
      <text:p text:style-name="P3"/>
      <text:list xml:id="list10835457898136" text:continue-numbering="true" text:style-name="WWNum1">
        <text:list-item>
          <text:h text:style-name="P10" text:outline-level="1">Cronograma</text:h>
        </text:list-item>
      </text:list>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C" table:number-columns-repeated="3"/>
        <table:table-column table:style-name="Table1.B"/>
        <table:table-column table:style-name="Table1.M"/>
        <table:table-row table:style-name="Table1.1">
          <table:table-cell table:style-name="Table1.A1" table:number-rows-spanned="2" office:value-type="string">
            <text:p text:style-name="P7">Atividades</text:p>
          </table:table-cell>
          <table:table-cell table:style-name="Table1.B1" table:number-columns-spanned="12" office:value-type="string">
            <text:p text:style-name="P7">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7">1</text:p>
          </table:table-cell>
          <table:table-cell table:style-name="Table1.C2" office:value-type="string">
            <text:p text:style-name="P7">2</text:p>
          </table:table-cell>
          <table:table-cell table:style-name="Table1.D2" office:value-type="string">
            <text:p text:style-name="P7">3</text:p>
          </table:table-cell>
          <table:table-cell table:style-name="Table1.E2" office:value-type="string">
            <text:p text:style-name="P7">4</text:p>
          </table:table-cell>
          <table:table-cell table:style-name="Table1.F2" office:value-type="string">
            <text:p text:style-name="P7">5</text:p>
          </table:table-cell>
          <table:table-cell table:style-name="Table1.G2" office:value-type="string">
            <text:p text:style-name="P7">6</text:p>
          </table:table-cell>
          <table:table-cell table:style-name="Table1.H2" office:value-type="string">
            <text:p text:style-name="P7">7</text:p>
          </table:table-cell>
          <table:table-cell table:style-name="Table1.I2" office:value-type="string">
            <text:p text:style-name="P7">8</text:p>
          </table:table-cell>
          <table:table-cell table:style-name="Table1.J2" office:value-type="string">
            <text:p text:style-name="P7">9</text:p>
          </table:table-cell>
          <table:table-cell table:style-name="Table1.K2" office:value-type="string">
            <text:p text:style-name="P7">10</text:p>
          </table:table-cell>
          <table:table-cell table:style-name="Table1.L2" office:value-type="string">
            <text:p text:style-name="P7">11</text:p>
          </table:table-cell>
          <table:table-cell table:style-name="Table1.M2" office:value-type="string">
            <text:p text:style-name="P7">12</text:p>
          </table:table-cell>
        </table:table-row>
        <table:table-row table:style-name="Table1.1">
          <table:table-cell table:style-name="Table1.A3" office:value-type="string">
            <text:p text:style-name="P6">Documentação do projeto</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3" office:value-type="string">
            <text:p text:style-name="P5"/>
          </table:table-cell>
          <table:table-cell table:style-name="Table1.L3" office:value-type="string">
            <text:p text:style-name="P5"/>
          </table:table-cell>
          <table:table-cell table:style-name="Table1.M3" office:value-type="string">
            <text:p text:style-name="P5"/>
          </table:table-cell>
        </table:table-row>
        <table:table-row table:style-name="Table1.1">
          <table:table-cell table:style-name="Table1.A4" office:value-type="string">
            <text:p text:style-name="P6">Listagem dos canais de comunicação com comunidade Mozilla</text:p>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5"/>
          </table:table-cell>
          <table:table-cell table:style-name="Table1.I4" office:value-type="string">
            <text:p text:style-name="P5"/>
          </table:table-cell>
          <table:table-cell table:style-name="Table1.J4" office:value-type="string">
            <text:p text:style-name="P5"/>
          </table:table-cell>
          <table:table-cell table:style-name="Table1.K4" office:value-type="string">
            <text:p text:style-name="P5"/>
          </table:table-cell>
          <table:table-cell table:style-name="Table1.L4" office:value-type="string">
            <text:p text:style-name="P5"/>
          </table:table-cell>
          <table:table-cell table:style-name="Table1.M4" office:value-type="string">
            <text:p text:style-name="P5"/>
          </table:table-cell>
        </table:table-row>
        <table:table-row table:style-name="Table1.1">
          <table:table-cell table:style-name="Table1.A5" office:value-type="string">
            <text:p text:style-name="P6">Ambientação e primeiras compilações dos códigos já existentes</text:p>
          </table:table-cell>
          <table:table-cell table:style-name="Table1.B5" office:value-type="string">
            <text:p text:style-name="P5"/>
          </table:table-cell>
          <table:table-cell table:style-name="Table1.C5" office:value-type="string">
            <text:p text:style-name="P5"/>
          </table:table-cell>
          <table:table-cell table:style-name="Table1.D5" office:value-type="string">
            <text:p text:style-name="P5"/>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5" office:value-type="string">
            <text:p text:style-name="P5"/>
          </table:table-cell>
          <table:table-cell table:style-name="Table1.L5" office:value-type="string">
            <text:p text:style-name="P5"/>
          </table:table-cell>
          <table:table-cell table:style-name="Table1.M5" office:value-type="string">
            <text:p text:style-name="P5"/>
          </table:table-cell>
        </table:table-row>
        <table:table-row table:style-name="Table1.1">
          <table:table-cell table:style-name="Table1.A6" office:value-type="string">
            <text:p text:style-name="P6">Analize de códigos que estejam causando lentidão</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5"/>
          </table:table-cell>
          <table:table-cell table:style-name="Table1.K6" office:value-type="string">
            <text:p text:style-name="P5"/>
          </table:table-cell>
          <table:table-cell table:style-name="Table1.L6" office:value-type="string">
            <text:p text:style-name="P5"/>
          </table:table-cell>
          <table:table-cell table:style-name="Table1.M6" office:value-type="string">
            <text:p text:style-name="P5"/>
          </table:table-cell>
        </table:table-row>
        <table:table-row table:style-name="Table1.1">
          <table:table-cell table:style-name="Table1.A7" office:value-type="string">
            <text:p text:style-name="P6">Listagem dos possíveis conceitos utilizados para resolução dos problemas</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7" office:value-type="string">
            <text:p text:style-name="P5"/>
          </table:table-cell>
          <table:table-cell table:style-name="Table1.L7" office:value-type="string">
            <text:p text:style-name="P5"/>
          </table:table-cell>
          <table:table-cell table:style-name="Table1.M7" office:value-type="string">
            <text:p text:style-name="P5"/>
          </table:table-cell>
        </table:table-row>
        <table:table-row table:style-name="Table1.1">
          <table:table-cell table:style-name="Table1.A8" office:value-type="string">
            <text:p text:style-name="P6">Implementação dos códigos</text:p>
          </table:table-cell>
          <table:table-cell table:style-name="Table1.B8" office:value-type="string">
            <text:p text:style-name="P5"/>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5"/>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8" office:value-type="string">
            <text:p text:style-name="P5"/>
          </table:table-cell>
          <table:table-cell table:style-name="Table1.L8" office:value-type="string">
            <text:p text:style-name="P5"/>
          </table:table-cell>
          <table:table-cell table:style-name="Table1.M8" office:value-type="string">
            <text:p text:style-name="P5"/>
          </table:table-cell>
        </table:table-row>
        <table:table-row table:style-name="Table1.1">
          <table:table-cell table:style-name="Table1.A9" office:value-type="string">
            <text:p text:style-name="P6">Configuração do ambiente de teste</text:p>
          </table:table-cell>
          <table:table-cell table:style-name="Table1.B9" office:value-type="string">
            <text:p text:style-name="P5"/>
          </table:table-cell>
          <table:table-cell table:style-name="Table1.C9" office:value-type="string">
            <text:p text:style-name="P5"/>
          </table:table-cell>
          <table:table-cell table:style-name="Table1.D9" office:value-type="string">
            <text:p text:style-name="P5"/>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9" office:value-type="string">
            <text:p text:style-name="P5"/>
          </table:table-cell>
          <table:table-cell table:style-name="Table1.L9" office:value-type="string">
            <text:p text:style-name="P5"/>
          </table:table-cell>
          <table:table-cell table:style-name="Table1.M9" office:value-type="string">
            <text:p text:style-name="P5"/>
          </table:table-cell>
        </table:table-row>
        <table:table-row table:style-name="Table1.1">
          <table:table-cell table:style-name="Table1.A10" office:value-type="string">
            <text:p text:style-name="P6">Refactoring de código</text:p>
          </table:table-cell>
          <table:table-cell table:style-name="Table1.B10" office:value-type="string">
            <text:p text:style-name="P5"/>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5"/>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row>
        <table:table-row table:style-name="Table1.1">
          <table:table-cell table:style-name="Table1.A11" office:value-type="string">
            <text:p text:style-name="P6">Testes de funcionalidade</text:p>
          </table:table-cell>
          <table:table-cell table:style-name="Table1.B11" office:value-type="string">
            <text:p text:style-name="P5"/>
          </table:table-cell>
          <table:table-cell table:style-name="Table1.C11" office:value-type="string">
            <text:p text:style-name="P5"/>
          </table:table-cell>
          <table:table-cell table:style-name="Table1.D11" office:value-type="string">
            <text:p text:style-name="P5"/>
          </table:table-cell>
          <table:table-cell table:style-name="Table1.E11" office:value-type="string">
            <text:p text:style-name="P5"/>
          </table:table-cell>
          <table:table-cell table:style-name="Table1.F11" office:value-type="string">
            <text:p text:style-name="P5"/>
          </table:table-cell>
          <table:table-cell table:style-name="Table1.G11" office:value-type="string">
            <text:p text:style-name="P5"/>
          </table:table-cell>
          <table:table-cell table:style-name="Table1.H11" office:value-type="string">
            <text:p text:style-name="P5"/>
          </table:table-cell>
          <table:table-cell table:style-name="Table1.I11" office:value-type="string">
            <text:p text:style-name="P5"/>
          </table:table-cell>
          <table:table-cell table:style-name="Table1.J11" office:value-type="string">
            <text:p text:style-name="P5"/>
          </table:table-cell>
          <table:table-cell table:style-name="Table1.K11" office:value-type="string">
            <text:p text:style-name="P5"/>
          </table:table-cell>
          <table:table-cell table:style-name="Table1.L11" office:value-type="string">
            <text:p text:style-name="P5"/>
          </table:table-cell>
          <table:table-cell table:style-name="Table1.M11" office:value-type="string">
            <text:p text:style-name="P5"/>
          </table:table-cell>
        </table:table-row>
        <table:table-row table:style-name="Table1.1">
          <table:table-cell table:style-name="Table1.A12" office:value-type="string">
            <text:p text:style-name="P6">Ajustes e correção de bugs</text:p>
          </table:table-cell>
          <table:table-cell table:style-name="Table1.B12" office:value-type="string">
            <text:p text:style-name="P5"/>
          </table:table-cell>
          <table:table-cell table:style-name="Table1.C12" office:value-type="string">
            <text:p text:style-name="P5"/>
          </table:table-cell>
          <table:table-cell table:style-name="Table1.D12" office:value-type="string">
            <text:p text:style-name="P5"/>
          </table:table-cell>
          <table:table-cell table:style-name="Table1.E12" office:value-type="string">
            <text:p text:style-name="P5"/>
          </table:table-cell>
          <table:table-cell table:style-name="Table1.F12" office:value-type="string">
            <text:p text:style-name="P5"/>
          </table:table-cell>
          <table:table-cell table:style-name="Table1.G12" office:value-type="string">
            <text:p text:style-name="P5"/>
          </table:table-cell>
          <table:table-cell table:style-name="Table1.H12" office:value-type="string">
            <text:p text:style-name="P5"/>
          </table:table-cell>
          <table:table-cell table:style-name="Table1.I12" office:value-type="string">
            <text:p text:style-name="P5"/>
          </table:table-cell>
          <table:table-cell table:style-name="Table1.J12" office:value-type="string">
            <text:p text:style-name="P5"/>
          </table:table-cell>
          <table:table-cell table:style-name="Table1.K12" office:value-type="string">
            <text:p text:style-name="P5"/>
          </table:table-cell>
          <table:table-cell table:style-name="Table1.L12" office:value-type="string">
            <text:p text:style-name="P5"/>
          </table:table-cell>
          <table:table-cell table:style-name="Table1.M12" office:value-type="string">
            <text:p text:style-name="P5"/>
          </table:table-cell>
        </table:table-row>
      </table:table>
      <text:p text:style-name="P1"/>
      <text:list xml:id="list10834751028387" text:continue-numbering="true" text:style-name="WWNum1">
        <text:list-item>
          <text:h text:style-name="P10" text:outline-level="1">Referências Bibliográficas</text:h>
          <text:list>
            <text:list-item>
              <text:h text:style-name="P11" text:outline-level="2">Livros</text:h>
            </text:list-item>
          </text:list>
        </text:list-item>
      </text:list>
      <text:list xml:id="list5889998748452980525" text:style-name="WWNum2">
        <text:list-item>
          <text:p text:style-name="P14"><text:span text:style-name="T1">FLANAGAN, David. </text:span><text:span text:style-name="T2">JavaScript: The Definitive Guide. 6th Edition</text:span><text:span text:style-name="T1">, O'Reilly Media, </text:span><text:soft-page-break/><text:span text:style-name="T1">2011.</text:span></text:p>
        </text:list-item>
        <text:list-item>
          <text:p text:style-name="P14"><text:span text:style-name="T1">ZAKAS, Nicholas C. </text:span><text:span text:style-name="T2">High Performance JavaScript</text:span><text:span text:style-name="T1">. O'Reilly Media, 2010.</text:span></text:p>
        </text:list-item>
        <text:list-item>
          <text:p text:style-name="P14"><text:span text:style-name="T1">STEFANOV, Stoyan. </text:span><text:span text:style-name="T2">JavaScript Patterns</text:span><text:span text:style-name="T1">. O'Reilly Media, 2010.</text:span></text:p>
        </text:list-item>
        <text:list-item>
          <text:p text:style-name="P14"><text:span text:style-name="T1">MACCAW, Alex. </text:span><text:span text:style-name="T2">JavaScript Web Applications</text:span><text:span text:style-name="T1">. O'Reilly Media, 2011.</text:span></text:p>
        </text:list-item>
        <text:list-item>
          <text:p text:style-name="P14"><text:span text:style-name="T1">WILSON, Jim R. </text:span><text:span text:style-name="T2">Node.js the Right Way</text:span><text:span text:style-name="T1">. Pragmatic Bookshelf, 2013.</text:span></text:p>
        </text:list-item>
        <text:list-item>
          <text:p text:style-name="P14"><text:span text:style-name="T1">Trostler, Mark Ethan. </text:span><text:span text:style-name="T2">Testable JavaScript</text:span><text:span text:style-name="T1">. O'Reilly Media, 2013.</text:span></text:p>
        </text:list-item>
        <text:list-item>
          <text:p text:style-name="P14"><text:span text:style-name="T1">ZAKAS, Nicholas C. </text:span><text:span text:style-name="T2">Maintainable JavaScript</text:span><text:span text:style-name="T1">. O'Reilly Media, 2012.</text:span></text:p>
        </text:list-item>
        <text:list-item>
          <text:p text:style-name="P14"><text:span text:style-name="T1">Bolin, Michael. </text:span><text:span text:style-name="T2">Closure: The Definitive Guide</text:span><text:span text:style-name="T1">. O'Reilly Media, 2010.</text:span></text:p>
        </text:list-item>
        <text:list-item>
          <text:p text:style-name="P14"><text:span text:style-name="T1">Burnham, Trevor. </text:span><text:span text:style-name="T2">Async JavaScript</text:span><text:span text:style-name="T1">. The Pragmatic Programmers, 2012.</text:span></text:p>
        </text:list-item>
        <text:list-item>
          <text:p text:style-name="P14"><text:span text:style-name="T1">Saleh, Hazem. </text:span><text:span text:style-name="T2">JavaScript Unit Testing</text:span><text:span text:style-name="T1">. Packt Publishing, 2013.</text:span></text:p>
        </text:list-item>
        <text:list-item>
          <text:p text:style-name="P14"><text:span text:style-name="T1">Fogus, Michael. </text:span><text:span text:style-name="T2">Functional JavaScript</text:span><text:span text:style-name="T1">. O'Reilly Media, 2013.</text:span></text:p>
        </text:list-item>
      </text:list>
      <text:p text:style-name="P3"/>
      <text:list xml:id="list10835042704592" text:continue-list="list10834751028387" text:style-name="WWNum1">
        <text:list-item>
          <text:list>
            <text:list-item>
              <text:h text:style-name="P11" text:outline-level="2">Links</text:h>
            </text:list-item>
          </text:list>
        </text:list-item>
      </text:list>
      <text:list xml:id="list2693335042856741183" text:style-name="WWNum3">
        <text:list-item>
          <text:p text:style-name="P15"><text:span text:style-name="T2">CommonJS Specs Wiki</text:span><text:span text:style-name="T1"> - http://wiki.commonjs.org/wiki/CommonJS</text:span></text:p>
        </text:list-item>
        <text:list-item>
          <text:p text:style-name="P15"><text:span text:style-name="T2">Javascript Documentation</text:span><text:span text:style-name="T1"> - https://developer.mozilla.org/en-US/docs/Web/JavaScript</text:span></text:p>
        </text:list-item>
        <text:list-item>
          <text:p text:style-name="P15"><text:span text:style-name="T2">Javascript JIT</text:span><text:span text:style-name="T1"> - https://wiki.mozilla.org/Modules/All#JavaScript_JIT</text:span></text:p>
        </text:list-item>
        <text:list-item>
          <text:p text:style-name="P15"><text:span text:style-name="T2">Running Automated JavaScript Tests</text:span><text:span text:style-name="T1"> – https://developer.mozilla.org/en-US/docs/SpiderMonkey/Running_Automated_JavaScript_Tests</text:span></text:p>
        </text:list-item>
      </text:list>
      <text:list xml:id="list6844779140825709458" text:style-name="WWNum4">
        <text:list-item>
          <text:p text:style-name="P16"><text:span text:style-name="T2">Creating JavaScript tests</text:span><text:span text:style-name="T1"> - https://developer.mozilla.org/en-US/docs/SpiderMonkey/Creating_JavaScript_tests</text:span></text:p>
        </text:list-item>
        <text:list-item>
          <text:p text:style-name="P16"><text:span text:style-name="T2">SpiderMonkey Internals</text:span><text:span text:style-name="T1"> - https://developer.mozilla.org/en-US/docs/SpiderMonkey/Internals</text:span></text:p>
        </text:list-item>
        <text:list-item>
          <text:p text:style-name="P16"><text:span text:style-name="T2">Tamarin</text:span><text:span text:style-name="T1"> - https://developer.mozilla.org/en-US/docs/Tamarin</text:span></text:p>
        </text:list-item>
        <text:list-item>
          <text:p text:style-name="P16"><text:span text:style-name="T2">JavaScript:TraceMonkey</text:span><text:span text:style-name="T1"> - https://wiki.mozilla.org/JavaScript:TraceMonkey</text:span></text:p>
        </text:list-item>
        <text:list-item>
          <text:p text:style-name="P16"><text:span text:style-name="T2">Tracing JIT</text:span><text:span text:style-name="T1"> - https://developer.mozilla.org/en-US/docs/SpiderMonkey/Internals/Tracing_JIT</text:span></text:p>
        </text:list-item>
        <text:list-item>
          <text:p text:style-name="P16"><text:span text:style-name="T2">Nanojit</text:span><text:span text:style-name="T1"> - https://developer.mozilla.org/en-US/docs/Nanojit</text:span></text:p>
        </text:list-item>
        <text:list-item>
          <text:p text:style-name="P16"><text:span text:style-name="T2">Hacking Tips</text:span><text:span text:style-name="T1"> - https://developer.mozilla.org/en-US/docs/SpiderMonkey/Hacking_Tips</text:span></text:p>
        </text:list-item>
        <text:list-item>
          <text:p text:style-name="P16"><text:span text:style-name="T2">SpiderMonkey</text:span><text:span text:style-name="T1"> - https://developer.mozilla.org/en-US/docs/Mozilla/Projects/SpiderMonkey</text:span></text:p>
        </text:list-item>
        <text:list-item>
          <text:p text:style-name="P16"><text:span text:style-name="T2">IonMonkey</text:span><text:span text:style-name="T1"> - https://wiki.mozilla.org/Platform/Features/IonMonkey</text:span></text:p>
        </text:list-item>
        <text:list-item>
          <text:p text:style-name="P16"><text:span text:style-name="T2">About JavaScript</text:span><text:span text:style-name="T1"> - https://developer.mozilla.org/en-US/docs/Web/JavaScript/About_JavaScript</text:span></text:p>
        </text:list-item>
        <text:list-item>
          <text:p text:style-name="P16"><text:span text:style-name="T2">Introduction to the JavaScript shell</text:span><text:span text:style-name="T1"> - https://developer.mozilla.org/en-</text:span><text:soft-page-break/><text:span text:style-name="T1">US/docs/SpiderMonkey/Introduction_to_the_JavaScript_shell</text:span></text:p>
        </text:list-item>
        <text:list-item>
          <text:p text:style-name="P16"><text:span text:style-name="T2">asm.js</text:span><text:span text:style-name="T1"> - https://developer.mozilla.org/en-US/docs/Games/Tools/asm.js</text:span></text:p>
        </text:list-item>
        <text:list-item>
          <text:p text:style-name="P16"><text:span text:style-name="T2">asm.js AOT compilation and startup performance</text:span><text:span text:style-name="T1"> - https://blog.mozilla.org/luke/2014/01/14/asm-js-aot-compilation-and-startup-performance/</text:span></text:p>
        </text:list-item>
        <text:list-item>
          <text:p text:style-name="P16"><text:span text:style-name="T2">Measuring Code Coverage on Firefox</text:span><text:span text:style-name="T1"> - https://developer.mozilla.org/en-US/docs/Measuring_Code_Coverage_on_Firef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pt" fo:country="B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07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2:53:57</meta:creation-date>
    <dc:language>pt-BR</dc:language>
    <dc:date>2014-11-07T01:08:33.278802000</dc:date>
    <meta:editing-cycles>3</meta:editing-cycles>
    <meta:editing-duration>PT2H10M1S</meta:editing-duration>
    <meta:generator>LibreOffice/4.3.2.2$MacOSX_x86 LibreOffice_project/edfb5295ba211bd31ad47d0bad0118690f76407d</meta:generator>
    <meta:document-statistic meta:table-count="1" meta:image-count="0" meta:object-count="0" meta:page-count="5" meta:paragraph-count="91" meta:word-count="930" meta:character-count="7184" meta:non-whitespace-character-count="6365"/>
  </office:meta>
</office:document-meta>
</file>